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L60"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style-name="ce4" office:value-type="string" calcext:value-type="string">
            <text:p>Preliminary Budget Distribution Shares by Work Packages and Partners</text:p>
          </table:table-cell>
          <table:table-cell table:style-name="ce3" table:number-columns-repeated="1014"/>
        </table:table-row>
        <table:table-row table:style-name="ro1">
          <table:table-cell table:style-name="ce5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.7" calcext:value-type="float">
            <text:p>200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7.9" calcext:value-type="float">
            <text:p>16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0.9" calcext:value-type="float">
            <text:p>130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:.K7])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7.9" calcext:value-type="float">
            <text:p>13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9.7" calcext:value-type="float">
            <text:p>19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61" calcext:value-type="float">
            <text:p>61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7.1" calcext:value-type="float">
            <text:p>117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3:.K13])" office:value-type="float" office:value="60.3" calcext:value-type="float">
            <text:p>60,3</text:p>
          </table:table-cell>
          <table:table-cell table:number-columns-repeated="1003"/>
        </table:table-row>
        <table:table-row table:style-name="ro1">
          <table:table-cell table:style-name="Default"/>
          <table:table-cell table:formula="of:=SUM([.B4:.B13])" office:value-type="float" office:value="69.7" calcext:value-type="float">
            <text:p>69,7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0" calcext:value-type="float">
            <text:p>100</text:p>
          </table:table-cell>
          <table:table-cell table:formula="of:=SUM([.E4:.E13])" office:value-type="float" office:value="40.4" calcext:value-type="float">
            <text:p>40,4</text:p>
          </table:table-cell>
          <table:table-cell table:formula="of:=SUM([.F4:.F13])" office:value-type="float" office:value="119.3" calcext:value-type="float">
            <text:p>119,3</text:p>
          </table:table-cell>
          <table:table-cell table:formula="of:=SUM([.G4:.G13])" office:value-type="float" office:value="177.8" calcext:value-type="float">
            <text:p>177,8</text:p>
          </table:table-cell>
          <table:table-cell table:formula="of:=SUM([.H4:.H13])" office:value-type="float" office:value="164.9" calcext:value-type="float">
            <text:p>164,9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3" calcext:value-type="float">
            <text:p>43</text:p>
          </table:table-cell>
          <table:table-cell table:formula="of:=SUM([.K4:.K13])" office:value-type="float" office:value="94" calcext:value-type="float">
            <text:p>94</text:p>
          </table:table-cell>
          <table:table-cell table:formula="of:=SUM([.B14:.K14])" office:value-type="float" office:value="930.1" calcext:value-type="float">
            <text:p>930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48657357679914" calcext:value-type="float">
            <text:p>7,49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7411385606874" calcext:value-type="float">
            <text:p>10,74</text:p>
          </table:table-cell>
          <table:table-cell table:style-name="ce2" table:formula="of:=[.E14]/9.31" office:value-type="float" office:value="4.33941997851772" calcext:value-type="float">
            <text:p>4,34</text:p>
          </table:table-cell>
          <table:table-cell table:style-name="ce2" table:formula="of:=[.F14]/9.31" office:value-type="float" office:value="12.8141783029001" calcext:value-type="float">
            <text:p>12,81</text:p>
          </table:table-cell>
          <table:table-cell table:style-name="ce2" table:formula="of:=[.G14]/9.31" office:value-type="float" office:value="19.0977443609023" calcext:value-type="float">
            <text:p>19,10</text:p>
          </table:table-cell>
          <table:table-cell table:style-name="ce2" table:formula="of:=[.H14]/9.31" office:value-type="float" office:value="17.7121374865736" calcext:value-type="float">
            <text:p>17,71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6186895810956" calcext:value-type="float">
            <text:p>4,62</text:p>
          </table:table-cell>
          <table:table-cell table:style-name="ce2" table:formula="of:=[.K14]/9.31" office:value-type="float" office:value="10.0966702470462" calcext:value-type="float">
            <text:p>10,10</text:p>
          </table:table-cell>
          <table:table-cell table:style-name="ce2" table:formula="of:=[.L14]/9.31" office:value-type="float" office:value="99.9033297529538" calcext:value-type="float">
            <text:p>99,90</text:p>
          </table:table-cell>
          <table:table-cell table:number-columns-repeated="1003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Preliminary Budget Distribution in Person-Days by Partners and Staff Categories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udget Distribution Template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table:number-columns-repeated="4"/>
          <table:table-cell table:formula="of:=SUMPRODUCT([.B35:.E35];[.H23:.K2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6:.E36];[.H23:.K23])" office:value-type="float" office:value="2934" calcext:value-type="float">
            <text:p>29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PRODUCT([.B37:.E37];[.H23:.K23])" office:value-type="float" office:value="32451" calcext:value-type="float">
            <text:p>32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8:.E38];[.H24:.K24])"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9:.E39];[.H23:.K23])" office:value-type="float" office:value="2934" calcext:value-type="float">
            <text:p>29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table:number-columns-repeated="4"/>
          <table:table-cell table:formula="of:=SUMPRODUCT([.B40:.E40];[.H23:.K2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table:number-columns-repeated="4"/>
          <table:table-cell table:formula="of:=SUMPRODUCT([.B41:.E41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table:number-columns-repeated="4"/>
          <table:table-cell table:formula="of:=SUMPRODUCT([.B42:.E42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table:number-columns-repeated="4"/>
          <table:table-cell table:formula="of:=SUMPRODUCT([.B43:.E43];[.H22:.K2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table:number-columns-repeated="4"/>
          <table:table-cell table:formula="of:=SUMPRODUCT([.B44:.E44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35:.F44])" office:value-type="float" office:value="39247" calcext:value-type="float">
            <text:p>3924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12" office:value-type="string" calcext:value-type="string">
            <text:p>Final Budget Distribution summing up Person-Days by Storie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SUMPRODUCT([.B49:.E49];[.H23:.K23])" office:value-type="float" office:value="201762" calcext:value-type="float">
            <text:p>201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2" calcext:value-type="float">
            <text:p>102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106" calcext:value-type="float">
            <text:p>106</text:p>
          </table:table-cell>
          <table:table-cell table:formula="of:=SUMPRODUCT([.B50:.E50];[.H23:.K23])" office:value-type="float" office:value="168804" calcext:value-type="float">
            <text:p>1688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95" calcext:value-type="float">
            <text:p>95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SUMPRODUCT([.B51:.E51];[.H23:.K23])" office:value-type="float" office:value="128542" calcext:value-type="float">
            <text:p>1285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99" calcext:value-type="float">
            <text:p>99</text:p>
          </table:table-cell>
          <table:table-cell office:value-type="float" office:value="268" calcext:value-type="float">
            <text:p>268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formula="of:=SUMPRODUCT([.B52:.E52];[.H24:.K24])" office:value-type="float" office:value="49528" calcext:value-type="float">
            <text:p>49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92" calcext:value-type="float">
            <text:p>92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table:formula="of:=SUMPRODUCT([.B53:.E53];[.H23:.K23])" office:value-type="float" office:value="138859" calcext:value-type="float">
            <text:p>138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PRODUCT([.B54:.E54];[.H23:.K23])" office:value-type="float" office:value="22173" calcext:value-type="float">
            <text:p>221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5:.E55];[.H24:.K24])" office:value-type="float" office:value="23644" calcext:value-type="float">
            <text:p>23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6:.E56];[.H24:.K24])" office:value-type="float" office:value="23644" calcext:value-type="float">
            <text:p>23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PRODUCT([.B57:.E57];[.H22:.K22])" office:value-type="float" office:value="118754" calcext:value-type="float">
            <text:p>1187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formula="of:=SUMPRODUCT([.B58:.E58];[.H24:.K24])" office:value-type="float" office:value="60580" calcext:value-type="float">
            <text:p>6058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49:.F58])" office:value-type="float" office:value="936290" calcext:value-type="float">
            <text:p>93629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7:06:47.5255977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7T17:13:06.506088495</dc:date>
    <meta:editing-duration>PT6H29M55S</meta:editing-duration>
    <meta:editing-cycles>41</meta:editing-cycles>
    <meta:generator>LibreOffice/6.0.7.3$Linux_X86_64 LibreOffice_project/00m0$Build-3</meta:generator>
    <meta:document-statistic meta:table-count="1" meta:cell-count="292" meta:object-count="0"/>
  </office:meta>
</office:document-meta>
</file>